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2-title">
      <style:graphic-properties fo:min-height="5.75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Projet 4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Identifiez les causes d'attrition au sein d'une ESN 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placeholder="true" presentation:user-transformed="true">
          <draw:text-box/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6:47:16.260433181</meta:creation-date>
    <meta:editing-duration>PT40S</meta:editing-duration>
    <meta:editing-cycles>2</meta:editing-cycles>
    <meta:generator>LibreOffice/24.2.7.2$Linux_X86_64 LibreOffice_project/420$Build-2</meta:generator>
    <dc:title>Midnightblue</dc:title>
    <dc:date>2026-01-16T16:47:56.144758785</dc:date>
    <meta:document-statistic meta:object-count="61"/>
  </office:meta>
</office:document-meta>
</file>